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able_20_Contents" style:list-style-name="L2">
      <style:text-properties style:font-name="Arial1" fo:font-size="11pt" style:language-asian="ja" style:country-asian="JP"/>
    </style:style>
    <style:style style:name="P53" style:family="paragraph" style:parent-style-name="Table_20_Contents" style:list-style-name="L3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 style:language-asian="ja" style:country-asian="JP"/>
    </style:style>
    <style:style style:name="P55" style:family="paragraph" style:parent-style-name="Table_20_Contents" style:list-style-name="L4">
      <style:text-properties style:font-name="Arial1" fo:font-size="11pt"/>
    </style:style>
    <style:style style:name="P5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4">どうも</text:span>お疲れさまです。涼しくなり、<text:span text:style-name="T14">ほんとに何よりです</text:span>。</text:p>
      <text:p text:style-name="P9">（ふと、人を送り出す方の心労も大したものだと思いました。今さらながら）</text:p>
      <text:p text:style-name="P7"><text:span text:style-name="T14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4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4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7"><text:span text:style-name="T14">日報他の書類です。よろしく願います。敬白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9/XX XX曜日</text:p>
          </table:table-cell>
        </table:table-row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XXX（XXX）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XXX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9/XX（金）</text:p>
          </table:table-cell>
          <table:table-cell table:style-name="表21.B1" office:value-type="string">
            <text:p text:style-name="P22">9/XX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9.XX(月) ~ 2020.9.XX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9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<text:soft-page-break/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9/XX（金）</text:p>
          </table:table-cell>
          <table:table-cell table:style-name="表38.B1" office:value-type="string">
            <text:p text:style-name="P22">9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9.XX(月) ~ 2020.9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><text:soft-page-break/></text:p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7762019202265263605" text:style-name="L1">
        <text:list-item>
          <text:p text:style-name="P38">image file</text:p>
          <text:list>
            <text:list-item>
              <text:p text:style-name="P38">copy to : C:\WORKS_2\WS\WS_Others\towa_corpo</text:p>
            </text:list-item>
            <text:list-item>
              <text:p text:style-name="P38">change → file name</text:p>
            </text:list-item>
            <text:list-item>
              <text:p text:style-name="P38">DUP</text:p>
            </text:list-item>
            <text:list-item>
              <text:p text:style-name="P38">open the orig with paint</text:p>
            </text:list-item>
            <text:list-item>
              <text:p text:style-name="P38">change size → 25 % (<office:annotation office:name="__Annotation__14902_534617985"><dc:creator>iwabuchi ken</dc:creator><dc:date>2020-02-03T15:01:30.48</dc:date><text:p text:style-name="P64"><text:span text:style-name="T17">680 ==&gt; about</text:span></text:p></office:annotation>40 %, 680KB~<office:annotation-end office:name="__Annotation__14902_534617985"/>)</text:p>
            </text:list-item>
            <text:list-item>
              <text:p text:style-name="P38">close paint</text:p>
            </text:list-item>
          </text:list>
        </text:list-item>
        <text:list-item>
          <text:p text:style-name="P39">email<text:span text:style-name="T16"> </text:span><text:span text:style-name="T15">###</text:span></text:p>
          <text:list>
            <text:list-item>
              <text:p text:style-name="P39">C – N (new mail)</text:p>
            </text:list-item>
            <text:list-item>
              <text:p text:style-name="P39">attach image file</text:p>
            </text:list-item>
            <text:list-item>
              <text:p text:style-name="P39">open in-mail image file</text:p>
            </text:list-item>
            <text:list-item>
              <text:p text:style-name="P39">validate</text:p>
              <text:list>
                <text:list-item>
                  <text:p text:style-name="P39">終了時刻</text:p>
                </text:list-item>
                <text:list-item>
                  <text:p text:style-name="P39">職長サイン</text:p>
                </text:list-item>
              </text:list>
            </text:list-item>
          </text:list>
        </text:list-item>
        <text:list-item>
          <text:p text:style-name="P38">doc</text:p>
          <text:list>
            <text:list-item>
              <text:p text:style-name="P38">prev lines → DUP</text:p>
            </text:list-item>
            <text:list-item>
              <text:p text:style-name="P38">enter data</text:p>
              <text:list>
                <text:list-item>
                  <text:p text:style-name="P39">作業について</text:p>
                  <text:list>
                    <text:list-item>
                      <text:p text:style-name="P38">作業日</text:p>
                    </text:list-item>
                    <text:list-item>
                      <text:p text:style-name="P38">発注者</text:p>
                    </text:list-item>
                    <text:list-item>
                      <text:p text:style-name="P38"><text:soft-page-break/>工事件名</text:p>
                    </text:list-item>
                    <text:list-item>
                      <text:p text:style-name="P39">作業時間</text:p>
                    </text:list-item>
                  </text:list>
                </text:list-item>
                <text:list-item>
                  <text:p text:style-name="P39">タイトル文字列</text:p>
                </text:list-item>
              </text:list>
            </text:list-item>
          </text:list>
        </text:list-item>
        <text:list-item>
          <text:p text:style-name="P50">email</text:p>
          <text:list>
            <text:list-item>
              <text:p text:style-name="P50">C/P</text:p>
              <text:list>
                <text:list-item>
                  <text:p text:style-name="P51">本文</text:p>
                </text:list-item>
                <text:list-item>
                  <text:p text:style-name="P50">subject</text:p>
                </text:list-item>
              </text:list>
            </text:list-item>
            <text:list-item>
              <text:p text:style-name="P50">validate</text:p>
              <text:list>
                <text:list-item>
                  <text:p text:style-name="P38">作業日</text:p>
                </text:list-item>
                <text:list-item>
                  <text:p text:style-name="P38">発注者</text:p>
                </text:list-item>
                <text:list-item>
                  <text:p text:style-name="P38">工事件名</text:p>
                </text:list-item>
                <text:list-item>
                  <text:p text:style-name="P39">作業時間</text:p>
                </text:list-item>
              </text:list>
            </text:list-item>
            <text:list-item>
              <text:p text:style-name="P51">F6 (“To”) → “yoko” &gt; Ret</text:p>
            </text:list-item>
            <text:list-item>
              <text:p text:style-name="P51">C – Ret (send)</text:p>
            </text:list-item>
            <text:list-item>
              <text:p text:style-name="P51">review → sent mail</text:p>
              <text:list>
                <text:list-item>
                  <text:p text:style-name="P51">送信先</text:p>
                </text:list-item>
                <text:list-item>
                  <text:p text:style-name="P51">日付</text:p>
                  <text:list>
                    <text:list-item>
                      <text:p text:style-name="P51">日報に書いた日付</text:p>
                    </text:list-item>
                    <text:list-item>
                      <text:p text:style-name="P51">メールの「件名」の日付（日報のそれと同じか？）</text:p>
                    </text:list-item>
                  </text:list>
                </text:list-item>
                <text:list-item>
                  <text:p text:style-name="P51">サイン</text:p>
                  <text:list>
                    <text:list-item>
                      <text:p text:style-name="P51">職長</text:p>
                    </text:list-item>
                    <text:list-item>
                      <text:p text:style-name="P51">発注者</text:p>
                    </text:list-item>
                  </text:list>
                </text:list-item>
                <text:list-item>
                  <text:p text:style-name="P51">時間</text:p>
                  <text:list>
                    <text:list-item>
                      <text:p text:style-name="P51">開始</text:p>
                    </text:list-item>
                    <text:list-item>
                      <text:p text:style-name="P5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<text:soft-page-break/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5227880789504875600" text:style-name="L2">
              <text:list-item>
                <text:p text:style-name="P52">copy</text:p>
                <text:list>
                  <text:list-item>
                    <text:p text:style-name="P52">from C:\WORKS_2\WS\WS_Cake_IFM11\iphone_to_upload</text:p>
                  </text:list-item>
                  <text:list-item>
                    <text:p text:style-name="P52">to <text:s/>==&gt; C:\WORKS_2\WS\WS_Others\towa_corpo</text:p>
                  </text:list-item>
                </text:list>
              </text:list-item>
              <text:list-item>
                <text:p text:style-name="P52">name ==&gt; change</text:p>
                <text:list>
                  <text:list-item>
                    <text:p text:style-name="P52">【作業員　岩淵謙 <text:s/>日報連絡】 2020.7.4.土 2020.7.6.月.jpg</text:p>
                  </text:list-item>
                </text:list>
              </text:list-item>
              <text:list-item>
                <text:p text:style-name="P52">open file (f1)</text:p>
              </text:list-item>
              <text:list-item>
                <text:p text:style-name="P52">DUP</text:p>
              </text:list-item>
              <text:list-item>
                <text:p text:style-name="P52">f1 ==&gt; paint</text:p>
              </text:list-item>
              <text:list-item>
                <text:p text:style-name="P52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2569973902275754202" text:style-name="L3">
              <text:list-item>
                <text:p text:style-name="P53">DUP : 交通費請求書.用紙.orig.jpg</text:p>
              </text:list-item>
              <text:list-item>
                <text:p text:style-name="P53">name ==&gt; change : 【作業員　岩淵謙 <text:s/>交通費請求書】 2020.7.6(月) ~ 2020.7.12(日).jpg</text:p>
              </text:list-item>
              <text:list-item>
                <text:p text:style-name="P53">open file</text:p>
              </text:list-item>
              <text:list-item>
                <text:p text:style-name="P53">M – o &gt; ↓ &gt; Ret (paint)</text:p>
              </text:list-item>
              <text:list-item>
                <text:p text:style-name="P53">入力</text:p>
              </text:list-item>
              <text:list-item>
                <text:p text:style-name="P53">DUP</text:p>
              </text:list-item>
              <text:list-item>
                <text:p text:style-name="P53">M – o &gt; “70” &gt; Ret (size change)</text:p>
              </text:list-item>
              <text:list-item>
                <text:p text:style-name="P53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3761490296860417945" text:style-name="L4">
              <text:list-item>
                <text:p text:style-name="P55">start mailer</text:p>
              </text:list-item>
              <text:list-item>
                <text:p text:style-name="P55">new mail</text:p>
              </text:list-item>
              <text:list-item>
                <text:p text:style-name="P55">C – S – a &gt; choose file &gt; Ret (append)</text:p>
              </text:list-item>
              <text:list-item>
                <text:p text:style-name="P55">open ==&gt; appended files (<text:span text:style-name="T14">日報、交通費)</text:span></text:p>
              </text:list-item>
              <text:list-item>
                <text:p text:style-name="P54">C/P</text:p>
                <text:list>
                  <text:list-item>
                    <text:p text:style-name="P54">本文</text:p>
                  </text:list-item>
                  <text:list-item>
                    <text:p text:style-name="P54">タイトル</text:p>
                  </text:list-item>
                </text:list>
              </text:list-item>
              <text:list-item>
                <text:p text:style-name="P54">“send” : “yoko” &gt; Ret (autofill)</text:p>
              </text:list-item>
              <text:list-item>
                <text:p text:style-name="P54">validate</text:p>
                <text:list>
                  <text:list-item>
                    <text:p text:style-name="P54">append ==&gt; 2 files</text:p>
                  </text:list-item>
                  <text:list-item>
                    <text:p text:style-name="P54">subject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4">C – Ret (send)</text:p>
              </text:list-item>
              <text:list-item>
                <text:p text:style-name="P54">validate</text:p>
                <text:list>
                  <text:list-item>
                    <text:p text:style-name="P54">attached files</text:p>
                  </text:list-item>
                  <text:list-item>
                    <text:p text:style-name="P54">宛先</text:p>
                  </text:list-item>
                  <text:list-item>
                    <text:p text:style-name="P54">タイトル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</text:p>
                      </text:list-item>
                    </text:list>
                  </text:list-item>
                  <text:list-item>
                    <text:p text:style-name="P54">本文</text:p>
                    <text:list>
                      <text:list-item>
                        <text:p text:style-name="P54"><text:soft-page-break/>送るものについての文。</text:p>
                      </text:list-item>
                      <text:list-item>
                        <text:p text:style-name="P54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7029066590779692979" text:style-name="L5">
        <text:list-item>
          <text:p text:style-name="P35">close</text:p>
          <text:list>
            <text:list-item>
              <text:p text:style-name="P35">image files</text:p>
            </text:list-item>
            <text:list-item>
              <text:p text:style-name="P35">folders</text:p>
            </text:list-item>
            <text:list-item>
              <text:p text:style-name="P35">apps</text:p>
              <text:list>
                <text:list-item>
                  <text:p text:style-name="P35">paint</text:p>
                </text:list-item>
                <text:list-item>
                  <text:p text:style-name="P35">mailer</text:p>
                </text:list-item>
              </text:list>
            </text:list-item>
          </text:list>
        </text:list-item>
        <text:list-item>
          <text:p text:style-name="P35">validate</text:p>
          <text:list>
            <text:list-item>
              <text:p text:style-name="P35">mail ==&gt; move to “sent” box</text:p>
            </text:list-item>
          </text:list>
        </text:list-item>
        <text:list-item>
          <text:p text:style-name="P35">prep next</text:p>
          <text:list>
            <text:list-item>
              <text:p text:style-name="P34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0-03T17:45:27.19</dc:date>
    <dc:creator>iwabuchi ken</dc:creator>
    <meta:editing-duration>PT18H54M39S</meta:editing-duration>
    <meta:editing-cycles>125</meta:editing-cycles>
    <meta:generator>OpenOffice/4.1.3$Win32 OpenOffice.org_project/413m1$Build-9783</meta:generator>
    <meta:document-statistic meta:table-count="29" meta:image-count="0" meta:object-count="0" meta:page-count="13" meta:paragraph-count="466" meta:word-count="2861" meta:character-count="6545"/>
  </office:meta>
</office:document-meta>
</file>